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9a57" officeooo:paragraph-rsid="001a9a57" style:font-size-asian="11pt" style:font-size-complex="11pt"/>
    </style:style>
    <style:style style:name="P2" style:family="paragraph" style:parent-style-name="Standard">
      <style:text-properties fo:font-size="11pt" officeooo:rsid="001a9a57" officeooo:paragraph-rsid="001b1874" style:font-size-asian="11pt" style:font-size-complex="11pt"/>
    </style:style>
    <style:style style:name="P3" style:family="paragraph" style:parent-style-name="Standard">
      <style:text-properties fo:font-size="11pt" officeooo:rsid="001a9a57" officeooo:paragraph-rsid="001c5dd6" style:font-size-asian="11pt" style:font-size-complex="11pt"/>
    </style:style>
    <style:style style:name="P4" style:family="paragraph" style:parent-style-name="Standard">
      <style:text-properties fo:font-size="11pt" officeooo:rsid="001a9a57" officeooo:paragraph-rsid="001f18cb" style:font-size-asian="11pt" style:font-size-complex="11pt"/>
    </style:style>
    <style:style style:name="P5" style:family="paragraph" style:parent-style-name="Standard">
      <style:text-properties fo:font-size="14pt" fo:font-weight="bold" officeooo:rsid="001a9a57" officeooo:paragraph-rsid="001a9a5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pt" officeooo:rsid="001d9c65" officeooo:paragraph-rsid="001f18cb" style:font-size-asian="11pt" style:font-size-complex="11pt"/>
    </style:style>
    <style:style style:name="P7" style:family="paragraph" style:parent-style-name="Standard">
      <style:text-properties fo:font-size="11pt" officeooo:rsid="001d9c65" officeooo:paragraph-rsid="00266cf0" style:font-size-asian="11pt" style:font-size-complex="11pt"/>
    </style:style>
    <style:style style:name="P8" style:family="paragraph" style:parent-style-name="Standard">
      <style:text-properties fo:font-size="11pt" officeooo:rsid="001a9a57" officeooo:paragraph-rsid="001a9a57" style:font-size-asian="11pt" style:font-size-complex="11pt"/>
    </style:style>
    <style:style style:name="P9" style:family="paragraph" style:parent-style-name="Standard">
      <style:text-properties fo:font-size="11pt" officeooo:rsid="001a9a57" officeooo:paragraph-rsid="0024dfbb" style:font-size-asian="11pt" style:font-size-complex="11pt"/>
    </style:style>
    <style:style style:name="P10" style:family="paragraph" style:parent-style-name="Standard">
      <style:text-properties fo:font-size="11pt" officeooo:rsid="001a9a57" officeooo:paragraph-rsid="00266cf0" style:font-size-asian="11pt" style:font-size-complex="11pt"/>
    </style:style>
    <style:style style:name="P11" style:family="paragraph" style:parent-style-name="Standard">
      <style:text-properties fo:font-size="14pt" fo:font-weight="bold" officeooo:rsid="001a9a57" officeooo:paragraph-rsid="001a9a57" style:font-size-asian="14pt" style:font-weight-asian="bold" style:font-size-complex="14pt" style:font-weight-complex="bold"/>
    </style:style>
    <style:style style:name="T1" style:family="text">
      <style:text-properties officeooo:rsid="001b1874"/>
    </style:style>
    <style:style style:name="T2" style:family="text">
      <style:text-properties officeooo:rsid="001c5dd6"/>
    </style:style>
    <style:style style:name="T3" style:family="text">
      <style:text-properties officeooo:rsid="001d9c65"/>
    </style:style>
    <style:style style:name="T4" style:family="text">
      <style:text-properties officeooo:rsid="001f18cb"/>
    </style:style>
    <style:style style:name="T5" style:family="text">
      <style:text-properties style:text-underline-style="solid" style:text-underline-width="auto" style:text-underline-color="font-color" officeooo:rsid="001b1874"/>
    </style:style>
    <style:style style:name="T6" style:family="text">
      <style:text-properties style:text-underline-style="solid" style:text-underline-width="auto" style:text-underline-color="font-color" officeooo:rsid="001c5dd6"/>
    </style:style>
    <style:style style:name="T7" style:family="text">
      <style:text-properties officeooo:rsid="0024dfbb"/>
    </style:style>
    <style:style style:name="T8" style:family="text">
      <style:text-properties style:text-underline-style="none" officeooo:rsid="001b1874"/>
    </style:style>
    <style:style style:name="T9" style:family="text">
      <style:text-properties style:text-underline-style="none" officeooo:rsid="001c5dd6"/>
    </style:style>
    <style:style style:name="T10" style:family="text">
      <style:text-properties officeooo:rsid="00266c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quisitos:</text:p>
      <text:p text:style-name="P1"><text:tab/>R1. Cliente.</text:p>
      <text:p text:style-name="P9"><text:tab/><text:tab/><text:span text:style-name="T7">R1.1. Crear conexión con el servidor.</text:span></text:p>
      <text:p text:style-name="P1"><text:tab/><text:tab/>R1.<text:span text:style-name="T7">2</text:span>. Escribir mensajes.</text:p>
      <text:p text:style-name="P1"><text:tab/><text:tab/>R1.<text:span text:style-name="T7">3</text:span>. Ver mensajes rechazados.</text:p>
      <text:p text:style-name="P1"><text:tab/><text:tab/>R1.<text:span text:style-name="T7">4</text:span>. Ver mensajes aceptados.</text:p>
      <text:p text:style-name="P1"><text:tab/>R2. Servidor.</text:p>
      <text:p text:style-name="P9"><text:tab/><text:tab/><text:span text:style-name="T7">R2.1. Crear conexión con el cliente</text:span></text:p>
      <text:p text:style-name="P1"><text:tab/><text:tab/>R2.<text:span text:style-name="T7">2</text:span>. Recibir todos los mensajes.</text:p>
      <text:p text:style-name="P1"><text:tab/><text:tab/>R2.<text:span text:style-name="T7">3</text:span>. Aceptar o Denegar mensajes.</text:p>
      <text:p text:style-name="P5">Tareas:</text:p>
      <text:p text:style-name="P1"><text:tab/><text:bookmark-start text:name="__DdeLink__220_1077411283"/>R1. Cliente.</text:p>
      <text:p text:style-name="P9"><text:tab/><text:tab/><text:span text:style-name="T7">R1.1. Crear conexión con el servidor.</text:span></text:p>
      <text:p text:style-name="P9"><text:tab/><text:tab/><text:tab/><text:span text:style-name="T7">T1.1.1. Crear una salida de datos hacia el servidor</text:span></text:p>
      <text:p text:style-name="P10"><text:tab/><text:tab/><text:tab/><text:span text:style-name="T10">T1.1.2. Crear una lectura de datos del servidor.</text:span></text:p>
      <text:p text:style-name="P1"><text:tab/><text:tab/>R1.<text:span text:style-name="T7">2</text:span>. Escribir mensajes.</text:p>
      <text:p text:style-name="P2"><text:tab/><text:tab/><text:tab/>T1.<text:span text:style-name="T7">2</text:span>.<text:span text:style-name="T7">1</text:span>. <text:span text:style-name="T1">Escribir el mensaje.</text:span></text:p>
      <text:p text:style-name="P2"><text:tab/><text:tab/><text:tab/><text:span text:style-name="T1">T1.2.2. Enviarlos al servidor.</text:span></text:p>
      <text:p text:style-name="P1"><text:tab/><text:tab/>R1.<text:span text:style-name="T7">3</text:span>. Ver mensajes rechazados.</text:p>
      <text:p text:style-name="P1"><text:tab/><text:tab/><text:tab/><text:span text:style-name="T1">T1.3.1. Ver los mensajes que han sido rechazados por el servidor.</text:span></text:p>
      <text:p text:style-name="P1"><text:tab/><text:tab/><text:tab/><text:span text:style-name="T1">T1.3.2. Escribirlo en Cuadro de texto.</text:span></text:p>
      <text:p text:style-name="P1"><text:tab/><text:tab/>R1.<text:span text:style-name="T7">4</text:span>. Ver mensajes aceptados.</text:p>
      <text:p text:style-name="P2"><text:tab/><text:tab/><text:tab/><text:span text:style-name="T1">T1.4.1. Ver los mensajes que han sido aceptados por el servidor.</text:span></text:p>
      <text:p text:style-name="P2"><text:tab/><text:tab/><text:tab/><text:span text:style-name="T1">T1.4.2. Escribirlo en Cuadro de texto.</text:span></text:p>
      <text:p text:style-name="P1"><text:tab/>R2. Servidor.</text:p>
      <text:p text:style-name="P9"><text:tab/><text:tab/><text:span text:style-name="T7">R2.1. Crear conexión con el servidor.</text:span></text:p>
      <text:p text:style-name="P9"><text:tab/><text:tab/><text:tab/><text:span text:style-name="T7">T2.1.1. Crear una salida de datos hacia el cliente</text:span></text:p>
      <text:p text:style-name="P9"><text:tab/><text:tab/><text:tab/><text:span text:style-name="T7">T2.1.2. Crear una lectura de datos del cliente.</text:span></text:p>
      <text:p text:style-name="P1"><text:tab/><text:tab/>R2.<text:span text:style-name="T7">2</text:span>. Recibir todos los mensajes.</text:p>
      <text:p text:style-name="P1"><text:tab/><text:tab/><text:tab/><text:span text:style-name="T1">T2.2.1. Leer los mensajes de la mandados por el usuarios.</text:span></text:p>
      <text:p text:style-name="P1"><text:tab/><text:tab/><text:tab/><text:span text:style-name="T1">T2.2.2. Hacer un arraylist de todos los mensajes con un atributo mensaje y <text:tab/><text:tab/><text:tab/><text:tab/>otro atributo de validar.</text:span></text:p>
      <text:p text:style-name="P1"><text:tab/><text:tab/><text:tab/><text:span text:style-name="T2">T2.2.3. Validar el mensaje.</text:span></text:p>
      <text:p text:style-name="P1"><text:tab/><text:tab/><text:tab/><text:span text:style-name="T2">T2.2.4. Enviarlo al usuario.</text:span></text:p>
      <text:p text:style-name="P1"><text:tab/><text:tab/><text:tab/><text:span text:style-name="T9">T2.2.5</text:span><text:span text:style-name="T2">. Borrarlo del arraylist.</text:span></text:p>
      <text:p text:style-name="P1"><text:tab/><text:tab/>R2.<text:span text:style-name="T7">3</text:span>. Aceptar o Denegar mensajes.</text:p>
      <text:p text:style-name="P1"><text:tab/><text:tab/><text:tab/><text:span text:style-name="T1">T2.3.1. Aceptar el mensaje poner un 1 </text:span><text:bookmark-start text:name="__DdeLink__4_224652688"/><text:span text:style-name="T1">en el atributo validar</text:span><text:bookmark-end text:name="__DdeLink__4_224652688"/><text:span text:style-name="T1">.</text:span></text:p>
      <text:p text:style-name="P3"><text:tab/><text:tab/><text:tab/><text:span text:style-name="T8">T2.3.2</text:span><text:span text:style-name="T1">. Denegar el mensaje poner un 0 en el atributo validar.</text:span><text:bookmark-end text:name="__DdeLink__220_1077411283"/></text:p>
      <text:p text:style-name="P5">Pruebas:</text:p>
      <text:p text:style-name="P10"><text:tab/>R1. Cliente.</text:p>
      <text:p text:style-name="P10"><text:tab/><text:tab/><text:span text:style-name="T7">R1.1. Crear conexión con el servidor.</text:span></text:p>
      <text:p text:style-name="P10"><text:tab/><text:tab/><text:tab/><text:span text:style-name="T10">P1.1.1. Crear una salida de datos hacia el servidor</text:span></text:p>
      <text:p text:style-name="P10"><text:tab/><text:tab/><text:tab/><text:span text:style-name="T10">P1.1.2. Crear una lectura de datos del servidor.</text:span></text:p>
      <text:p text:style-name="P10"><text:tab/><text:tab/>R1.<text:span text:style-name="T7">2</text:span>. Escribir mensajes.</text:p>
      <text:p text:style-name="P10"><text:tab/><text:tab/><text:tab/><text:span text:style-name="T10">P</text:span>1.<text:span text:style-name="T7">2</text:span>.<text:span text:style-name="T7">1</text:span>. <text:span text:style-name="T1">Escribir el mensaje.</text:span></text:p>
      <text:p text:style-name="P10"><text:tab/><text:tab/><text:tab/><text:span text:style-name="T10">P1.2.2. Enviarlos al servidor.</text:span></text:p>
      <text:p text:style-name="P10"><text:tab/><text:tab/>R1.<text:span text:style-name="T7">3</text:span>. Ver mensajes rechazados.</text:p>
      <text:p text:style-name="P10"><text:tab/><text:tab/><text:tab/><text:span text:style-name="T10">P1.3.1. Ver los mensajes que han sido rechazados por el servidor.</text:span></text:p>
      <text:p text:style-name="P10"><text:tab/><text:tab/><text:tab/><text:span text:style-name="T10">P1.3.2. Escribirlo en Cuadro de texto.</text:span></text:p>
      <text:p text:style-name="P10"><text:tab/><text:tab/>R1.<text:span text:style-name="T7">4</text:span>. Ver mensajes aceptados.</text:p>
      <text:p text:style-name="P10"><text:tab/><text:tab/><text:tab/><text:span text:style-name="T10">P1.4.1. Ver los mensajes que han sido aceptados por el servidor.</text:span></text:p>
      <text:p text:style-name="P10"><text:tab/><text:tab/><text:tab/><text:span text:style-name="T10">P1.4.2. Escribirlo en Cuadro de texto.</text:span></text:p>
      <text:p text:style-name="P10"><text:tab/>R2. Servidor.</text:p>
      <text:p text:style-name="P10"><text:tab/><text:tab/><text:span text:style-name="T7">R2.1. Crear conexión con el servidor.</text:span></text:p>
      <text:p text:style-name="P10"><text:tab/><text:tab/><text:tab/><text:span text:style-name="T10">P2.1.1. Crear una salida de datos hacia el cliente</text:span></text:p>
      <text:p text:style-name="P10"><text:tab/><text:tab/><text:tab/><text:span text:style-name="T10">P2.1.2. Crear una lectura de datos del cliente.</text:span></text:p>
      <text:p text:style-name="P10"><text:soft-page-break/><text:tab/><text:tab/>R2.<text:span text:style-name="T7">2</text:span>. Recibir todos los mensajes.</text:p>
      <text:p text:style-name="P7"><text:tab/><text:tab/><text:tab/><text:span text:style-name="T10">P</text:span>2.<text:span text:style-name="T7">2</text:span>.1. Crear conexión con el cliente.</text:p>
      <text:p text:style-name="P10"><text:tab/><text:tab/><text:tab/><text:span text:style-name="T10">P2.3.2. Leer los mensajes de la mandados por el usuarios.</text:span></text:p>
      <text:p text:style-name="P10"><text:tab/><text:tab/><text:tab/><text:span text:style-name="T10">P2.4.3. Hacer un arraylist de todos los mensajes con un atributo mensaje y <text:tab/><text:tab/><text:tab/><text:tab/>otro atributo de validar.</text:span></text:p>
      <text:p text:style-name="P10"><text:tab/><text:tab/><text:tab/><text:span text:style-name="T10">P2.5.4. Validar el mensaje.</text:span></text:p>
      <text:p text:style-name="P10"><text:tab/><text:tab/><text:tab/><text:span text:style-name="T10">P2.6.5. Enviarlo al usuario.</text:span></text:p>
      <text:p text:style-name="P10"><text:tab/><text:tab/><text:tab/><text:span text:style-name="T10">P2.7.6. Borrarlo del arraylist.</text:span></text:p>
      <text:p text:style-name="P10"><text:tab/><text:tab/>R2.<text:span text:style-name="T7">3</text:span>. Aceptar o Denegar mensajes.</text:p>
      <text:p text:style-name="P10"><text:tab/><text:tab/><text:tab/><text:span text:style-name="T10">P2.3.1. Aceptar el mensaje poner un 1 </text:span><text:bookmark-start text:name="__DdeLink__4_2246526881"/><text:span text:style-name="T10">en el atributo validar</text:span><text:bookmark-end text:name="__DdeLink__4_2246526881"/><text:span text:style-name="T10">.</text:span></text:p>
      <text:p text:style-name="P10"><text:tab/><text:tab/><text:tab/><text:span text:style-name="T10">P</text:span><text:span text:style-name="T8">2.3.2</text:span><text:span text:style-name="T1">. Denegar el mensaje poner un 0 en el atributo valid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0:02:35.018030504</meta:creation-date>
    <dc:date>2018-01-19T19:02:38.896092190</dc:date>
    <meta:editing-duration>PT25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394" meta:character-count="2615" meta:non-whitespace-character-count="2125"/>
  </office:meta>
</office:document-meta>
</file>